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asian="Calibri2" style:font-name-complex="Calibri2"/>
    </style:style>
    <style:style style:name="P3" style:family="paragraph" style:parent-style-name="Standard">
      <style:text-properties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P4" style:family="paragraph" style:parent-style-name="Standard">
      <style:text-properties officeooo:paragraph-rsid="0030387c"/>
    </style:style>
    <style:style style:name="P5" style:family="paragraph" style:parent-style-name="Standard">
      <style:paragraph-properties fo:margin-top="0in" fo:margin-bottom="0in" loext:contextual-spacing="false"/>
      <style:text-properties fo:font-size="12pt" fo:font-weight="bold" officeooo:paragraph-rsid="001e7070" style:font-name-asian="Calibri2" style:font-size-asian="12pt" style:font-weight-asian="bold" style:font-name-complex="Calibri2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/>
      <style:text-properties fo:font-size="12pt" fo:font-weight="bold" officeooo:rsid="0030b9a5" officeooo:paragraph-rsid="0030b9a5" style:font-name-asian="Calibri2" style:font-size-asian="12pt" style:font-weight-asian="bold" style:font-name-complex="Calibri2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false"/>
      <style:text-properties fo:font-size="12pt" fo:font-weight="normal" officeooo:rsid="0030b9a5" officeooo:paragraph-rsid="0030b9a5" style:font-name-asian="Calibri2" style:font-size-asian="12pt" style:font-weight-asian="normal" style:font-name-complex="Calibri2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normal" officeooo:rsid="0030387c" officeooo:paragraph-rsid="0030387c" style:font-name-asian="Calibri2" style:font-size-asian="8.75pt" style:font-weight-asian="normal" style:font-name-complex="Calibri2" style:font-size-complex="10pt" style:font-weight-complex="normal"/>
    </style:style>
    <style:style style:name="P9" style:family="paragraph" style:parent-style-name="Standard">
      <style:paragraph-properties fo:margin-left="0.4917in" fo:margin-right="0in" fo:text-indent="0in" style:auto-text-indent="false"/>
      <style:text-properties officeooo:rsid="00298460" officeooo:paragraph-rsid="00298460" style:font-name-asian="Calibri2" style:font-name-complex="Calibri2"/>
    </style:style>
    <style:style style:name="P10" style:family="paragraph" style:parent-style-name="Standard">
      <style:paragraph-properties fo:break-before="page"/>
      <style:text-properties officeooo:paragraph-rsid="0030387c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2" style:family="paragraph" style:parent-style-name="Standard">
      <style:paragraph-properties fo:margin-top="0in" fo:margin-bottom="0in" loext:contextual-spacing="false" fo:break-before="page"/>
      <style:text-properties style:font-name="Calibri1" fo:font-size="12pt" fo:font-weight="bold" officeooo:paragraph-rsid="0024bf29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margin-top="0in" fo:margin-bottom="0in" loext:contextual-spacing="false"/>
      <style:text-properties fo:font-size="10pt" fo:font-weight="normal" officeooo:rsid="0030b9a5" officeooo:paragraph-rsid="0030b9a5" style:font-name-asian="Calibri2" style:font-size-asian="8.75pt" style:font-weight-asian="normal" style:font-name-complex="Calibri2" style:font-size-complex="10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normal" officeooo:rsid="00298460" officeooo:paragraph-rsid="0030387c" style:font-name-asian="Calibri2" style:font-size-asian="8.75pt" style:font-weight-asian="normal" style:font-name-complex="Calibri2" style:font-size-complex="10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normal" officeooo:rsid="0030387c" officeooo:paragraph-rsid="0030387c" style:font-name-asian="Calibri2" style:font-size-asian="8.75pt" style:font-weight-asian="normal" style:font-name-complex="Calibri2" style:font-size-complex="10pt" style:font-weight-complex="normal"/>
    </style:style>
    <style:style style:name="P16" style:family="paragraph" style:parent-style-name="Standard" style:list-style-name="L3">
      <style:paragraph-properties fo:margin-top="0in" fo:margin-bottom="0in" loext:contextual-spacing="false"/>
      <style:text-properties fo:font-size="12pt" fo:font-weight="normal" officeooo:rsid="0030b9a5" officeooo:paragraph-rsid="0032b184" style:font-name-asian="Calibri2" style:font-size-asian="12pt" style:font-weight-asian="normal" style:font-name-complex="Calibri2" style:font-size-complex="12pt" style:font-weight-complex="normal"/>
    </style:style>
    <style:style style:name="P17" style:family="paragraph" style:parent-style-name="Standard" style:list-style-name="L3">
      <style:paragraph-properties fo:margin-top="0in" fo:margin-bottom="0in" loext:contextual-spacing="false"/>
      <style:text-properties fo:font-size="12pt" fo:font-weight="normal" officeooo:rsid="0030b9a5" officeooo:paragraph-rsid="0030ba6a" style:font-name-asian="Calibri2" style:font-size-asian="12pt" style:font-weight-asian="normal" style:font-name-complex="Calibri2" style:font-size-complex="12pt" style:font-weight-complex="normal"/>
    </style:style>
    <style:style style:name="P18" style:family="paragraph" style:parent-style-name="Standard" style:list-style-name="L2">
      <style:paragraph-properties fo:margin-top="0in" fo:margin-bottom="0in" loext:contextual-spacing="false"/>
      <style:text-properties officeooo:paragraph-rsid="003b768f"/>
    </style:style>
    <style:style style:name="P19" style:family="paragraph" style:parent-style-name="Standard">
      <style:text-properties fo:font-size="10pt" fo:language="en" fo:country="US" fo:font-weight="normal" officeooo:rsid="00298460" officeooo:paragraph-rsid="0024bf29" style:font-name-asian="Calibri2" style:font-size-asian="8.75pt" style:font-weight-asian="normal" style:font-name-complex="Calibri2" style:font-size-complex="10pt" style:font-weight-complex="normal"/>
    </style:style>
    <style:style style:name="P20" style:family="paragraph" style:parent-style-name="List_20_Paragraph" style:list-style-name="L1">
      <style:text-properties fo:language="en" fo:country="US" officeooo:rsid="002f0e4b" officeooo:paragraph-rsid="002f0e4b"/>
    </style:style>
    <style:style style:name="P21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2f0e4b" officeooo:paragraph-rsid="002f0e4b" style:font-name-asian="Calibri2" style:font-name-complex="Calibri2"/>
    </style:style>
    <style:style style:name="T1" style:family="text">
      <style:text-properties style:font-name-asian="Calibri2" style:font-name-complex="Calibri2"/>
    </style:style>
    <style:style style:name="T2" style:family="text">
      <style:text-properties officeooo:rsid="00107acc" style:font-name-asian="Calibri2" style:font-name-complex="Calibri2"/>
    </style:style>
    <style:style style:name="T3" style:family="text">
      <style:text-properties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T4" style:family="text">
      <style:text-properties fo:font-size="12pt" fo:font-weight="bold" officeooo:rsid="0030387c" style:font-name-asian="Calibri2" style:font-size-asian="12pt" style:font-weight-asian="bold" style:font-name-complex="Calibri2" style:font-size-complex="12pt" style:font-weight-complex="bold"/>
    </style:style>
    <style:style style:name="T5" style:family="text">
      <style:text-properties fo:font-size="12pt" fo:font-weight="bold" officeooo:rsid="002f0e4b" style:font-name-asian="Calibri2" style:font-size-asian="12pt" style:font-weight-asian="bold" style:font-name-complex="Calibri2" style:font-size-complex="12pt" style:font-weight-complex="bold"/>
    </style:style>
    <style:style style:name="T6" style:family="text">
      <style:text-properties officeooo:rsid="0024bf29"/>
    </style:style>
    <style:style style:name="T7" style:family="text">
      <style:text-properties officeooo:rsid="002e9b7e"/>
    </style:style>
    <style:style style:name="T8" style:family="text">
      <style:text-properties officeooo:rsid="0030ba6a"/>
    </style:style>
    <style:style style:name="T9" style:family="text">
      <style:text-properties officeooo:rsid="0032b184"/>
    </style:style>
    <style:style style:name="T10" style:family="text">
      <style:text-properties officeooo:rsid="0034860a"/>
    </style:style>
    <style:style style:name="T11" style:family="text">
      <style:text-properties officeooo:rsid="00368f75"/>
    </style:style>
    <style:style style:name="T12" style:family="text">
      <style:text-properties officeooo:rsid="0036e081"/>
    </style:style>
    <style:style style:name="T13" style:family="text">
      <style:text-properties fo:font-size="10pt" fo:font-weight="normal" officeooo:rsid="0030b9a5" style:font-name-asian="Calibri2" style:font-size-asian="8.75pt" style:font-weight-asian="normal" style:font-name-complex="Calibri2" style:font-size-complex="10pt" style:font-weight-complex="normal"/>
    </style:style>
    <style:style style:name="T14" style:family="text">
      <style:text-properties fo:font-size="10pt" fo:font-weight="normal" officeooo:rsid="0034860a" style:font-name-asian="Calibri2" style:font-size-asian="8.75pt" style:font-weight-asian="normal" style:font-name-complex="Calibri2" style:font-size-complex="10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 №<text:span text:style-name="T7">2</text:span></text:p>
      <text:p text:style-name="P1"><text:span text:style-name="T1">Выполнил: </text:span><text:span text:style-name="T2">Лукин Б.А.</text:span><text:span text:style-name="T1">, группа 1520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><text:soft-page-break/></text:p>
      <text:p text:style-name="P1"/>
      <text:p text:style-name="P3">Цел<text:span text:style-name="T6">ь</text:span> работы :</text:p>
      <text:list xml:id="list4195092013" text:style-name="WWNum1">
        <text:list-header>
          <text:p text:style-name="P21">научиться определять размер буфера переупорядочения команд процессора.</text:p>
        </text:list-header>
      </text:list>
      <text:p text:style-name="P4"><text:span text:style-name="T4">Постановка задачи</text:span><text:span text:style-name="T3">:</text:span></text:p>
      <text:list xml:id="list3375156847" text:style-name="L1">
        <text:list-item>
          <text:p text:style-name="P20">Написать <text:s/>программу, определяющую <text:s/>размер <text:s/>буфера <text:s/>переупорядочения <text:s/>команд процессора.</text:p>
        </text:list-item>
        <text:list-item>
          <text:p text:style-name="P20">С помощью программы оценить размеры <text:s/>буферов переупорядочения <text:s/>команд <text:s/>для <text:s/>двух процессоров с разными архитектурами.</text:p>
        </text:list-item>
        <text:list-item>
          <text:p text:style-name="P20">Полученные результаты сравнить с теоретическими.</text:p>
        </text:list-item>
      </text:list>
      <text:p text:style-name="P10"><text:span text:style-name="T4">Л</text:span><text:span text:style-name="T3">истинг </text:span><text:span text:style-name="T4">(Python3) </text:span><text:span text:style-name="T3">программы </text:span><text:span text:style-name="T4">генерирующей исходный код программы, для измерения размера буффера </text:span><text:span text:style-name="T5">переупорядочения </text:span><text:span text:style-name="T4">(сгенерированный листинг приложен в письме)</text:span><text:span text:style-name="T3">. </text:span></text:p>
      <text:p text:style-name="P8">with open("main.c", "w") as file:</text:p>
      <text:p text:style-name="P8"><text:s text:c="4"/>file.write("""</text:p>
      <text:p text:style-name="P8">#include &lt;iostream&gt;</text:p>
      <text:p text:style-name="P8">#include &lt;utility&gt;</text:p>
      <text:p text:style-name="P8">#include &lt;random&gt;</text:p>
      <text:p text:style-name="P8">typedef unsigned long long ull;</text:p>
      <text:p text:style-name="P8">using namespace std;</text:p>
      <text:p text:style-name="P8">inline unsigned long long rdtsc() {</text:p>
      <text:p text:style-name="P8"><text:s text:c="4"/>unsigned int lo, hi;</text:p>
      <text:p text:style-name="P8"><text:s text:c="4"/>asm volatile ( "rdtsc\\n" : "=a" (lo), "=d" (hi) );</text:p>
      <text:p text:style-name="P8"><text:s text:c="4"/>return ((unsigned long long)hi &lt;&lt; 32) | lo;</text:p>
      <text:p text:style-name="P8">}</text:p>
      <text:p text:style-name="P8"/>
      <text:p text:style-name="P8">int main() {</text:p>
      <text:p text:style-name="P8"><text:s text:c="4"/>int* arr = new int[1024*1024*25];</text:p>
      <text:p text:style-name="P8"><text:s text:c="4"/>for (int i = 0; i &lt; 1024*1024*25; ++i) {</text:p>
      <text:p text:style-name="P8"><text:s text:c="8"/>arr[i] = i;</text:p>
      <text:p text:style-name="P8"><text:s text:c="4"/>}</text:p>
      <text:p text:style-name="P8"><text:s text:c="4"/>std::random_device rd;</text:p>
      <text:p text:style-name="P8"><text:s text:c="4"/>for (int i = 0; i &lt; 1024*1024*25; ++i) {</text:p>
      <text:p text:style-name="P8"><text:s text:c="8"/>std::swap(arr[i], arr[i + rd() % (1024*1024*25 - i)]);</text:p>
      <text:p text:style-name="P8"><text:s text:c="4"/>}</text:p>
      <text:p text:style-name="P8"><text:s text:c="4"/>int k = 0;</text:p>
      <text:p text:style-name="P8"><text:s text:c="4"/>ull start, end, min;""")</text:p>
      <text:p text:style-name="P8"><text:s text:c="4"/>for i in range(1, 256):</text:p>
      <text:p text:style-name="P8"><text:s text:c="8"/>file.write("""</text:p>
      <text:p text:style-name="P8"><text:s text:c="4"/>min = __UINT64_MAX__;</text:p>
      <text:p text:style-name="P8"><text:s text:c="4"/>for (int j = 0; j &lt; 100000; ++j) {</text:p>
      <text:p text:style-name="P8"><text:s text:c="8"/>start = rdtsc();</text:p>
      <text:p text:style-name="P8"><text:s text:c="8"/>for (int i = 0; i &lt; 1000; ++i) {</text:p>
      <text:p text:style-name="P8"><text:s text:c="12"/>k = arr[k];""")</text:p>
      <text:p text:style-name="P8"><text:s text:c="8"/>for j in range(i):</text:p>
      <text:p text:style-name="P8"><text:s text:c="12"/>file.write("\tasm(\"nop\");")</text:p>
      <text:p text:style-name="P8"><text:s text:c="8"/>file.write("""</text:p>
      <text:p text:style-name="P8"><text:s text:c="8"/>}</text:p>
      <text:p text:style-name="P8"><text:s text:c="8"/>end = rdtsc();</text:p>
      <text:p text:style-name="P8"><text:s text:c="8"/>min = end - start &lt; min ? end - start : min;</text:p>
      <text:p text:style-name="P8"><text:s text:c="4"/>}</text:p>
      <text:p text:style-name="P8"><text:s text:c="4"/>(cout &lt;&lt; k%2 &lt;&lt; "\\b" &lt;&lt; <text:s/>min / 1000 &lt;&lt; ", ").flush();""")</text:p>
      <text:p text:style-name="P8"><text:s text:c="4"/>file.write("""</text:p>
      <text:p text:style-name="P8"><text:s text:c="4"/>delete[] arr;</text:p>
      <text:p text:style-name="P8"><text:s text:c="4"/>return 0;</text:p>
      <text:p text:style-name="P8">}""")</text:p>
      <text:p text:style-name="P19"/>
      <text:p text:style-name="P12">Описание тестируемой архитектуры</text:p>
      <text:list xml:id="list3266853838" text:style-name="L2">
        <text:list-item>
          <text:p text:style-name="P13">Intel Core i7 CPU 960 <text:span text:style-name="T10">(Bloomfield)</text:span></text:p>
        </text:list-item>
        <text:list-item>
          <text:p text:style-name="P18"><text:span text:style-name="T13">Intel Celeron CPU N3</text:span><text:span text:style-name="T14">0</text:span><text:span text:style-name="T13">50 </text:span><text:span text:style-name="T14">(</text:span>Braswell<text:span text:style-name="T14">)</text:span></text:p>
        </text:list-item>
      </text:list>
      <text:p text:style-name="P6">Результаты</text:p>
      <text:list xml:id="list3421602044" text:style-name="L3">
        <text:list-item>
          <text:p text:style-name="P16">полученные: <text:span text:style-name="T8">128 (подъём на </text:span>12<text:span text:style-name="T12">2). теоретические характеристики: 128</text:span></text:p>
        </text:list-item>
        <text:list-item>
          <text:p text:style-name="P17">полученные: <text:span text:style-name="T9">64</text:span> <text:span text:style-name="T8">(подъём на 58). теоретические характеристики: 48.</text:span></text:p>
        </text:list-item>
      </text:list>
      <text:p text:style-name="P7"><draw:frame draw:style-name="fr1" draw:name="Object1" text:anchor-type="paragraph" svg:x="0.4339in" svg:y="0.1839in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Вывод по результатам лабораторной работы.</text:p>
      <text:p text:style-name="P9">Я <text:span text:style-name="T11">научился определять размер буфера переупорядочения команд и определил их размеры для двух процессорв. Для первого процессора полученные данные совпали с теоретическими. Для второго полученные данные не совпали с теоретическими и дальнейшее замедление шло не линейно, а скачками, это связано с неизвестными мне особенностями буффера переупорядоч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82in" fo:margin-bottom="1in" fo:margin-left="0.5626in" fo:margin-right="0.539in" style:writing-mode="lr-tb" style:layout-grid-color="#c0c0c0" style:layout-grid-lines="39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1</meta:editing-cycles>
    <meta:creation-date>2012-08-07T04:01:00</meta:creation-date>
    <dc:date>2017-11-14T17:57:45.869322932</dc:date>
    <dc:language>ru-RU</dc:language>
    <meta:editing-duration>P2DT18H26M7S</meta:editing-duration>
    <meta:generator>LibreOffice/5.4.1.2$Linux_X86_64 LibreOffice_project/40m0$Build-2</meta:generator>
    <meta:document-statistic meta:table-count="0" meta:image-count="0" meta:object-count="1" meta:page-count="4" meta:paragraph-count="60" meta:word-count="333" meta:character-count="2325" meta:non-whitespace-character-count="1864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1.408cm" svg:y="4.004cm" style:legend-expansion="high" chart:style-name="ch2"/>
        <chart:plot-area chart:style-name="ch3" chart:data-source-has-labels="both" svg:x="0.319cm" svg:y="0.179cm" svg:width="10.77cm" svg:height="8.641cm">
          <chartooo:coordinate-region svg:x="1.126cm" svg:y="0.3cm" svg:width="9.963cm" svg:height="7.581cm"/>
          <chart:axis chart:dimension="x" chart:name="primary-x" chart:style-name="ch4" chartooo:axis-type="text">
            <chart:categories table:cell-range-address="local-table.$A$2:.$A$2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6" chart:label-cell-address="local-table.$B$1" chart:class="chart:bar">
            <chart:data-point chart:repeated="255"/>
          </chart:series>
          <chart:series chart:style-name="ch8" chart:values-cell-range-address="local-table.$C$2:.$C$256" chart:label-cell-address="local-table.$C$1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Core i7 CPU 960</text:p>
              </table:table-cell>
              <table:table-cell office:value-type="string">
                <text:p>Intel Celeron CPU N30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">
                <text:p>20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">
                <text:p>20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">
                <text:p>20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">
                <text:p>20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">
                <text:p>20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">
                <text:p>20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">
                <text:p>20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">
                <text:p>20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">
                <text:p>20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">
                <text:p>20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">
                <text:p>20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">
                <text:p>20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1">
                <text:p>21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0">
                <text:p>2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">
                <text:p>20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">
                <text:p>2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">
                <text:p>2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1">
                <text:p>21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1">
                <text:p>21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0">
                <text:p>2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1">
                <text:p>21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1">
                <text:p>21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1">
                <text:p>21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0">
                <text:p>2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">
                <text:p>21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">
                <text:p>21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1">
                <text:p>21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1">
                <text:p>21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1">
                <text:p>21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0">
                <text:p>2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0">
                <text:p>2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1">
                <text:p>21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2">
                <text:p>2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1">
                <text:p>21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2">
                <text:p>2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1">
                <text:p>21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2">
                <text:p>21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2">
                <text:p>21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0">
                <text:p>2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">
                <text:p>21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1">
                <text:p>2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">
                <text:p>21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1">
                <text:p>21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2">
                <text:p>21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1">
                <text:p>2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1">
                <text:p>21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1">
                <text:p>2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1">
                <text:p>2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0">
                <text:p>2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7">
                <text:p>21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8">
                <text:p>2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9">
                <text:p>21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8">
                <text:p>2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8">
                <text:p>21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8">
                <text:p>21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">
                <text:p>2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">
                <text:p>2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9">
                <text:p>21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0">
                <text:p>2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9">
                <text:p>21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9">
                <text:p>2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0">
                <text:p>2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9">
                <text:p>2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9">
                <text:p>2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0">
                <text:p>2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9">
                <text:p>2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1">
                <text:p>2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1">
                <text:p>2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2">
                <text:p>22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2">
                <text:p>22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3">
                <text:p>2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3">
                <text:p>22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4">
                <text:p>22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3">
                <text:p>2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5">
                <text:p>2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4">
                <text:p>22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4">
                <text:p>22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5">
                <text:p>2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5">
                <text:p>22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5">
                <text:p>22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5">
                <text:p>22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5">
                <text:p>22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6">
                <text:p>22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7">
                <text:p>22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8">
                <text:p>2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7">
                <text:p>2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8">
                <text:p>22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8">
                <text:p>2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8">
                <text:p>22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8">
                <text:p>22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8">
                <text:p>22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7">
                <text:p>22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7">
                <text:p>22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9">
                <text:p>22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8">
                <text:p>22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9">
                <text:p>22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9">
                <text:p>22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0">
                <text:p>23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0">
                <text:p>23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1">
                <text:p>2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1">
                <text:p>2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2">
                <text:p>23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2">
                <text:p>23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2">
                <text:p>23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1">
                <text:p>23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1">
                <text:p>23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2">
                <text:p>2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3">
                <text:p>2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1">
                <text:p>23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3">
                <text:p>2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3">
                <text:p>23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4">
                <text:p>23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4">
                <text:p>23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4">
                <text:p>23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5">
                <text:p>2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5">
                <text:p>23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4">
                <text:p>23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5">
                <text:p>23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5">
                <text:p>2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6">
                <text:p>23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5">
                <text:p>23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6">
                <text:p>23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6">
                <text:p>23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7">
                <text:p>23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8">
                <text:p>23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8">
                <text:p>23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8">
                <text:p>23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9">
                <text:p>2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8">
                <text:p>23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9">
                <text:p>2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7">
                <text:p>23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0">
                <text:p>2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0">
                <text:p>2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0">
                <text:p>24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1">
                <text:p>2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2">
                <text:p>24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3">
                <text:p>24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4">
                <text:p>24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">
                <text:p>24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4">
                <text:p>24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5">
                <text:p>24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7">
                <text:p>2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6">
                <text:p>24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7">
                <text:p>2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6">
                <text:p>24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6">
                <text:p>24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7">
                <text:p>24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8">
                <text:p>24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7">
                <text:p>24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">
                <text:p>24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9">
                <text:p>24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352">
                <text:p>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